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C1E000001D1000001D1E27ADAED.svg" manifest:media-type="image/svg+xml"/>
  <manifest:file-entry manifest:full-path="Pictures/10000000000003E800000587DA5B481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Jura" svg:font-family="Jur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adornments="Negrito" style:font-pitch="variable"/>
    <style:font-face style:name="Lora1" svg:font-family="Lora" style:font-adornments="Regular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 style:master-page-name="Standard">
      <style:paragraph-properties fo:text-align="start" style:justify-single-word="false" style:page-number="auto"/>
      <style:text-properties officeooo:paragraph-rsid="008b3120"/>
    </style:style>
    <style:style style:name="P2" style:family="paragraph" style:parent-style-name="Heading_20_3">
      <style:text-properties officeooo:paragraph-rsid="00b653cb"/>
    </style:style>
    <style:style style:name="P3" style:family="paragraph" style:parent-style-name="Heading_20_3">
      <style:text-properties officeooo:paragraph-rsid="00b8c88a"/>
    </style:style>
    <style:style style:name="P4" style:family="paragraph" style:parent-style-name="Heading_20_4">
      <style:paragraph-properties fo:text-align="center" style:justify-single-word="false"/>
    </style:style>
    <style:style style:name="P5" style:family="paragraph" style:parent-style-name="List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List_20_Contents">
      <style:paragraph-properties fo:text-align="center" style:justify-single-word="false"/>
      <style:text-properties officeooo:rsid="00c2fc2a" officeooo:paragraph-rsid="00c2fc2a"/>
    </style:style>
    <style:style style:name="P7" style:family="paragraph" style:parent-style-name="Quotations">
      <style:paragraph-properties fo:margin-left="0cm" fo:text-align="justify" style:justify-single-word="false" fo:text-indent="0cm" style:auto-text-indent="false"/>
      <style:text-properties officeooo:paragraph-rsid="00b653cb"/>
    </style:style>
    <style:style style:name="P8" style:family="paragraph" style:parent-style-name="Quotations">
      <style:paragraph-properties fo:text-align="justify" style:justify-single-word="false"/>
      <style:text-properties officeooo:paragraph-rsid="00b653cb"/>
    </style:style>
    <style:style style:name="P9" style:family="paragraph" style:parent-style-name="Quotations" style:list-style-name="L5">
      <style:paragraph-properties fo:text-align="justify" style:justify-single-word="false"/>
      <style:text-properties officeooo:paragraph-rsid="00b653cb"/>
    </style:style>
    <style:style style:name="P10" style:family="paragraph" style:parent-style-name="Standard">
      <style:paragraph-properties fo:text-align="start" style:justify-single-word="false"/>
      <style:text-properties officeooo:paragraph-rsid="00b20d0d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b13a8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b20d0d" officeooo:paragraph-rsid="00b20d0d" style:font-weight-asian="normal" style:font-weight-complex="normal"/>
    </style:style>
    <style:style style:name="P13" style:family="paragraph" style:parent-style-name="Standard">
      <style:text-properties fo:color="#c9211e" loext:opacity="100%" fo:font-weight="normal" officeooo:rsid="00ba9f40" officeooo:paragraph-rsid="00ba9f4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c9211e" loext:opacity="100%" fo:font-weight="bold" officeooo:rsid="00b0ec74" officeooo:paragraph-rsid="00b13a83" style:font-weight-asian="bold" style:font-weight-complex="bold"/>
    </style:style>
    <style:style style:name="P15" style:family="paragraph" style:parent-style-name="Text_20_body" style:list-style-name="L1">
      <style:text-properties fo:color="#c9211e" loext:opacity="100%" officeooo:paragraph-rsid="00b13a83"/>
    </style:style>
    <style:style style:name="T1" style:family="text">
      <style:text-properties fo:language="pt" fo:country="BR" fo:font-style="normal" fo:font-weight="bold" officeooo:rsid="008b3120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b2d5e9" style:font-weight-asian="bold" style:font-weight-complex="bold"/>
    </style:style>
    <style:style style:name="T4" style:family="text">
      <style:text-properties fo:color="#c9211e" loext:opacity="100%" fo:language="pt" fo:country="BR" fo:font-style="italic" fo:font-weight="normal" officeooo:rsid="008b3120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b0ec74" style:font-weight-asian="normal" style:font-weight-complex="normal"/>
    </style:style>
    <style:style style:name="T8" style:family="text">
      <style:text-properties fo:font-weight="normal" officeooo:rsid="00b20d0d" style:font-weight-asian="normal" style:font-weight-complex="normal"/>
    </style:style>
    <style:style style:name="T9" style:family="text">
      <style:text-properties officeooo:rsid="00b20d0d"/>
    </style:style>
    <style:style style:name="T10" style:family="text">
      <style:text-properties officeooo:rsid="00bf761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Nome da Progressão</text:span></text:h>
      <text:p text:style-name="P11">TIPO DE PROGRESSÃO: <text:span text:style-name="T7">Exe.: Linear</text:span></text:p>
      <text:p text:style-name="P14"><text:span text:style-name="T6">Defina uma das Progressões a baixo:</text:span></text:p>
      <text:list text:style-name="L1">
        <text:list-item>
          <text:p text:style-name="P15">Linear (os eventos são ativados em sequência)</text:p>
        </text:list-item>
        <text:list-item>
          <text:p text:style-name="P15">Parcial (eventos ativam com múltiplas falhas ou marcas)</text:p>
        </text:list-item>
        <text:list-item>
          <text:p text:style-name="P15">Temporal (progride com o passar do tempo)</text:p>
        </text:list-item>
        <text:list-item>
          <text:p text:style-name="P15">Condicional (depende de ações específicas dos jogadores)</text:p>
        </text:list-item>
      </text:list>
      <text:h text:style-name="Heading_20_3" text:outline-level="3">Eventos da Progressão</text:h>
      <text:p text:style-name="P13">Coloque a Progressão na sua ordem de ativação. Caso uma ative a outra, deixe isso informado na Descrição.</text:p>
      <text:h text:style-name="P4" text:outline-level="4">(<text:span text:style-name="T10">chave</text:span>)</text:h>
      <text:p text:style-name="P5">Slots de <text:span text:style-name="T9">progressão</text:span></text:p>
      <text:p text:style-name="P6">( <text:s/>) ( <text:s/>) ( <text:s/>)</text:p>
      <text:p text:style-name="P12">Descrição curta do evento após completar a progressão acima;</text:p>
      <text:p text:style-name="P10"><text:span text:style-name="T3">Gatilho</text:span><text:span text:style-name="T8">: </text:span><text:span text:style-name="T5">Quando esta progressão avança? Pode ser falha em testes, passagem de tempo, inação dos jogadores, ou eventos externos.<text:line-break/></text:span><text:span text:style-name="Strong_20_Emphasis"><text:span text:style-name="T5">Exemplo</text:span></text:span><text:span text:style-name="T5">: A cada falha em testes de Furtividade </text:span><text:span text:style-name="Strong_20_Emphasis"><text:span text:style-name="T5">ou</text:span></text:span><text:span text:style-name="T5"> a cada 12 horas sem intervenção.</text:span></text:p>
      <text:h text:style-name="P2" text:outline-level="3">Intervenções Possíveis</text:h>
      <text:p text:style-name="P7"><text:tab/>O que os jogadores podem fazer para impedir, atrasar ou modificar a progressão? <text:span text:style-name="T2">Exemplo:</text:span></text:p>
      <text:list text:style-name="L5">
        <text:list-item>
          <text:p text:style-name="P9">Destruir um artefato antes do ritual</text:p>
        </text:list-item>
        <text:list-item>
          <text:p text:style-name="P9">Convencer um NPC a não agir</text:p>
        </text:list-item>
        <text:list-item>
          <text:p text:style-name="P9">Superar um obstáculo antes de X horas</text:p>
        </text:list-item>
      </text:list>
      <text:p text:style-name="P8"/>
      <text:h text:style-name="P3" text:outline-level="3">Consequências Finais</text:h>
      <text:p text:style-name="Standard"><text:tab/>O que acontece se todos os eventos da progressão forem ativados sem interferência?</text:p>
      <text:p text:style-name="Standard">Exemplo:</text:p>
      <text:p text:style-name="Standard">“A cidade entra em guerra”;</text:p>
      <text:p text:style-name="Standard">“Os cultistas invocam um horror cósmico”;</text:p>
      <text:p text:style-name="Standard">“O protagonista é capturado”.</text:p>
      <text:h text:style-name="Heading_20_3" text:outline-level="3">Notas do Mestre</text:h>
      <text:p text:style-name="Standard"><text:tab/>Espaço para observações livres sobre reações do mundo, caminhos alternativos, mudanças na progressão, ou como ela se relaciona com outras tramas em andamen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Jura" svg:font-family="Jur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adornments="Negrito" style:font-pitch="variable"/>
    <style:font-face style:name="Lora1" svg:font-family="Lora" style:font-adornments="Regular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styles>
    <draw:fill-image draw:name="TemplatesPB" xlink:href="Pictures/10000000000003E800000587DA5B481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423cm" fo:margin-bottom="0.423cm" style:contextual-spacing="false" fo:text-align="justify" style:justify-single-word="false" fo:orphans="0" fo:widows="0" style:page-number="auto" style:writing-mode="lr-tb"/>
      <style:text-properties style:use-window-font-color="true" loext:opacity="0%" style:font-name="Lora1" fo:font-family="Lora" style:font-style-name="Regular" style:font-pitch="variable" fo:font-size="11pt" style:letter-kerning="true" style:font-name-asian="SimSun" style:font-family-asian="SimSun, 'Droid Sans Fallback'" style:font-size-asian="12pt" style:language-asian="zh" style:country-asian="CN" style:font-name-complex="Arial" style:font-family-complex="Arial" style:font-family-generic-complex="swiss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23cm" fo:margin-bottom="0.106cm" style:contextual-spacing="false" fo:line-height="100%" fo:text-align="center" style:justify-single-word="false" fo:keep-together="always" style:page-number="auto" fo:keep-with-next="always">
        <style:tab-stops/>
      </style:paragraph-properties>
      <style:text-properties fo:text-transform="uppercase" fo:color="#111111" loext:opacity="100%" style:font-name="Lora" fo:font-family="Lora" style:font-style-name="Negrito" style:font-pitch="variable" fo:font-size="18pt" fo:font-weight="bold" style:letter-kerning="true" style:font-size-asian="25pt" style:font-weight-asian="bold" style:font-name-complex="Jura" style:font-family-complex="Jura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contextual-spacing="false" fo:line-height="100%" fo:text-align="start" style:justify-single-word="false" fo:keep-together="always" style:page-number="auto" fo:padding="0.049cm" fo:border-left="none" fo:border-right="none" fo:border-top="none" fo:border-bottom="1.5pt solid #018882" fo:keep-with-next="always">
        <style:tab-stops/>
      </style:paragraph-properties>
      <style:text-properties fo:text-transform="uppercase" fo:color="#018882" loext:opacity="100%" style:font-name="Lora" fo:font-family="Lora" style:font-style-name="Negrito" style:font-pitch="variable" fo:font-size="16pt" fo:font-weight="bold" style:font-size-asian="20pt" style:font-weight-asian="bold" style:font-name-complex="Jura" style:font-family-complex="Jur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line-height="100%" fo:text-align="start" style:justify-single-word="false" fo:keep-together="always" fo:padding-left="0.141cm" fo:padding-right="0.141cm" fo:padding-top="0.035cm" fo:padding-bottom="0.035cm" fo:border-left="none" fo:border-right="none" fo:border-top="none" fo:border-bottom="1.5pt solid #1c1c1c" fo:keep-with-next="always"/>
      <style:text-properties fo:text-transform="uppercase" fo:color="#111111" loext:opacity="100%" style:font-name="Lora" fo:font-family="Lora" style:font-style-name="Negrito" style:font-pitch="variable" fo:font-size="15pt" fo:font-weight="bold" style:font-size-asian="16pt" style:font-weight-asian="bold" style:font-name-complex="Jura" style:font-family-complex="Jura"/>
    </style:style>
    <style:style style:name="Heading_20_4" style:display-name="Heading 4" style:family="paragraph" style:parent-style-name="Standard" style:next-style-name="Standard" style:default-outline-level="4" style:class="text" style:master-page-name="">
      <style:paragraph-properties fo:margin-top="0.423cm" fo:margin-bottom="0.106cm" style:contextual-spacing="false" fo:line-height="100%" fo:text-align="start" style:justify-single-word="false" fo:keep-together="always" style:page-number="auto" fo:keep-with-next="always"/>
      <style:text-properties fo:color="#333333" loext:opacity="100%" style:font-name="Lora" fo:font-family="Lora" style:font-style-name="Negrito" style:font-pitch="variable" fo:font-size="14pt" fo:font-style="normal" fo:font-weight="bold" style:font-size-asian="15pt" style:font-style-asian="italic" style:font-weight-asian="bold" style:font-name-complex="Jura" style:font-family-complex="Jur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5pt" fo:font-style="italic" style:font-size-asian="15pt" style:font-style-asian="italic" style:font-name-complex="Jura" style:font-family-complex="Jura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4pt" fo:font-weight="bold" style:font-size-asian="14pt" style:font-weight-asian="bold" style:font-name-complex="Jura" style:font-family-complex="Jura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100%" fo:keep-together="always" fo:keep-with-next="always"/>
      <style:text-properties style:font-name="Arial" fo:font-family="Arial" style:font-family-generic="swiss" fo:font-size="11pt" style:font-size-asian="11pt" style:font-name-complex="Arial" style:font-family-complex="Arial" style:font-family-generic-complex="swiss"/>
    </style:style>
    <style:style style:name="Tabelas" style:family="paragraph" style:parent-style-name="Standard">
      <style:paragraph-properties fo:margin-top="0.212cm" fo:margin-bottom="0.212cm" style:contextual-spacing="false" fo:text-align="start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margin-top="0.176cm" fo:margin-bottom="0.176cm" style:contextual-spacing="false"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a_20_Aleatorio_20_Titulo" style:display-name="Tabela Aleatorio Titulo" style:family="paragraph" style:parent-style-name="List_20_Contents" style:master-page-name="">
      <style:paragraph-properties style:page-number="auto"/>
      <style:text-properties fo:text-transform="uppercase" fo:color="#000000" loext:opacity="100%" fo:font-size="11pt" fo:font-weight="bold"/>
    </style:style>
    <style:style style:name="Tabela_20_Aleatorio_20_Conteudo" style:display-name="Tabela Aleatorio Conteudo" style:family="paragraph" style:parent-style-name="List_20_Contents">
      <style:text-properties fo:font-variant="normal" fo:text-transform="none" fo:color="#1c1c1c" loext:opacity="100%" fo:font-size="11pt" fo:font-weight="normal"/>
    </style:style>
    <style:style style:name="Quotations" style:family="paragraph" style:parent-style-name="Standard" style:class="html">
      <style:paragraph-properties fo:margin-left="1cm" fo:margin-right="1cm" fo:margin-top="0.423cm" fo:margin-bottom="0.499cm" style:contextual-spacing="false" fo:text-indent="0cm" style:auto-text-indent="false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image text:level="1" xlink:href="Pictures/10000C1E000001D1000001D1E27ADAED.svg" xlink:type="simple" xlink:show="embed" xlink:actuate="onLoad">
        <style:list-level-properties text:list-level-position-and-space-mode="label-alignment" style:vertical-pos="middle" style:vertical-rel="line" fo:width="0.466cm" fo:height="0.466cm">
          <style:list-level-label-alignment text:label-followed-by="listtab" fo:text-indent="-0.741cm" fo:margin-left="0.741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02cm" fo:page-height="29.603cm" style:num-format="1" style:print-orientation="portrait" fo:margin-top="1.071cm" fo:margin-bottom="1.071cm" fo:margin-left="1.071cm" fo:margin-right="1.071cm" style:writing-mode="lr-tb" style:layout-grid-color="#c0c0c0" style:layout-grid-lines="48" style:layout-grid-base-height="0.506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TemplatesPB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3E800000587DA5B481F.jpg" xlink:type="simple" xlink:actuate="onLoad"/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emplatesPB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cl</meta:initial-creator>
    <meta:creation-date>2010-05-07T00:11:00</meta:creation-date>
    <dc:date>2025-07-17T12:35:56.624179909</dc:date>
    <meta:editing-cycles>154</meta:editing-cycles>
    <meta:editing-duration>P3DT7H11M16S</meta:editing-duration>
    <meta:generator>LibreOffice/24.2.7.2$Linux_X86_64 LibreOffice_project/420$Build-2</meta:generator>
    <meta:document-statistic meta:table-count="0" meta:image-count="0" meta:object-count="0" meta:page-count="1" meta:paragraph-count="27" meta:word-count="216" meta:character-count="1318" meta:non-whitespace-character-count="1130"/>
    <meta:user-defined meta:name="KSOProductBuildVer">1046-11.1.0.8865</meta:user-defined>
  </office:meta>
</office:document-meta>
</file>